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1a6bc5"/>
    </style:style>
    <style:style style:name="P2" style:family="paragraph" style:parent-style-name="Standard">
      <style:text-properties officeooo:rsid="001a6bc5" officeooo:paragraph-rsid="001a6bc5"/>
    </style:style>
    <style:style style:name="T1" style:family="text">
      <style:text-properties fo:language="es" fo:country="M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2">Nos <text:span text:style-name="T1">encantaría</text:span> saber de ti. Estamos aquí para ayudarte. Si podemos ayudarte de cualquier forma a <text:span text:style-name="T1">través</text:span> de <text:span text:style-name="T1">oración</text:span>, consejo o información, por favor completa los datos de abajo.</text:p>
      <text:p text:style-name="P2"/>
      <text:p text:style-name="P2">Nombre:</text:p>
      <text:p text:style-name="P2">Correo <text:span text:style-name="T1">electrónico</text:span>:</text:p>
      <text:p text:style-name="P2">Quiero:</text:p>
      <text:p text:style-name="P2"><text:span text:style-name="T1">Numero</text:span> de celular:</text:p>
      <text:p text:style-name="P2">Pregunta: </text:p>
      <text:p text:style-name="P2">Env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9:13:15.889000000</meta:creation-date>
    <dc:date>2016-06-04T19:18:17.624000000</dc:date>
    <meta:editing-duration>PT5M10S</meta:editing-duration>
    <meta:editing-cycles>1</meta:editing-cycles>
    <meta:document-statistic meta:table-count="0" meta:image-count="0" meta:object-count="0" meta:page-count="1" meta:paragraph-count="9" meta:word-count="51" meta:character-count="350" meta:non-whitespace-character-count="283"/>
    <meta:generator>LibreOffice/5.1.2.2$Windows_x86 LibreOffice_project/d3bf12ecb743fc0d20e0be0c58ca359301eb705f</meta:generator>
  </office:meta>
</office:document-meta>
</file>